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körper_20_-_20_Beschreibung">
      <style:paragraph-properties fo:margin-left="2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Fett">
      <style:text-properties fo:font-weight="bold" style:font-weight-asian="bold" style:font-weight-complex="bold"/>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list-style-name="L4">
      <style:paragraph-properties fo:margin-left="3cm" fo:margin-right="0cm" fo:text-indent="-0.499cm" style:auto-text-indent="false"/>
    </style:style>
    <style:style style:name="P26" style:family="paragraph" style:parent-style-name="Heading_20_1">
      <style:paragraph-properties fo:margin-left="3cm" fo:margin-right="0cm" fo:text-indent="-2cm" style:auto-text-indent="false"/>
    </style:style>
    <style:style style:name="P27" style:family="paragraph" style:parent-style-name="Textkörper_20_-_20_Aufzählung">
      <style:paragraph-properties fo:margin-left="3cm" fo:margin-right="0cm" fo:text-indent="-0.499cm" style:auto-text-indent="false"/>
    </style:style>
    <style:style style:name="P28" style:family="paragraph" style:parent-style-name="Textkörper_20_-_20_Aufzählung">
      <style:paragraph-properties fo:margin-left="0cm" fo:margin-right="0cm" fo:text-indent="0cm" style:auto-text-indent="false"/>
    </style:style>
    <style:style style:name="P29" style:family="paragraph" style:parent-style-name="Heading_20_4">
      <style:text-properties fo:font-weight="bold" style:font-weight-asian="bold" style:font-weight-complex="bold"/>
    </style:style>
    <style:style style:name="P30" style:family="paragraph" style:parent-style-name="Textkörper_20_-_20_Nummerierung">
      <style:paragraph-properties fo:margin-left="3.2cm" fo:margin-right="0cm" fo:text-indent="-0.7cm" style:auto-text-indent="false"/>
    </style:style>
    <style:style style:name="P31" style:family="paragraph" style:parent-style-name="Textkörper_20_-_20_Nummerierung">
      <style:paragraph-properties fo:margin-left="0cm" fo:margin-right="0cm" fo:text-indent="0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7" style:family="text">
      <style:text-properties fo:color="#4c4c4c"/>
    </style:style>
    <style:style style:name="T8"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8">1.<text:tab/>Einleitung<text:tab/>4</text:p>
          <text:p text:style-name="P17">1.1.<text:tab/>Ausgangssituation<text:tab/>4</text:p>
          <text:p text:style-name="P17">1.2.<text:tab/>Aufgabenstellung<text:tab/>4</text:p>
          <text:p text:style-name="P17">1.3.<text:tab/>Einsatzgebiet<text:tab/>5</text:p>
          <text:p text:style-name="P17">1.4.<text:tab/>Technische Ausgangssituation<text:tab/>5</text:p>
          <text:p text:style-name="P18">2.<text:tab/>Theoretische Grundlagen<text:tab/>6</text:p>
          <text:p text:style-name="P17">2.1.<text:tab/>Vorgehensmodell<text:tab/>6</text:p>
          <text:p text:style-name="P17">2.2.<text:tab/>Aufgabenbereiche <text:tab/>6</text:p>
          <text:p text:style-name="P16">2.2.1.<text:tab/>Projektmanagement<text:tab/>6</text:p>
          <text:p text:style-name="P16">2.2.2.<text:tab/>Analyse und Architektur<text:tab/>7</text:p>
          <text:p text:style-name="P17">2.3.<text:tab/>Softwareapplikation<text:tab/>8</text:p>
          <text:p text:style-name="P17">2.4.<text:tab/>Programmiersprache <text:tab/>9</text:p>
          <text:p text:style-name="P16">2.4.1.<text:tab/>PHP<text:tab/>9</text:p>
          <text:p text:style-name="P16">2.4.2.<text:tab/>Javascript<text:tab/>9</text:p>
          <text:p text:style-name="P16">2.4.3.<text:tab/>AJAX / Web 2.0<text:tab/>9</text:p>
          <text:p text:style-name="P17">2.5.<text:tab/>Datenbanken<text:tab/>10</text:p>
          <text:p text:style-name="P17">2.6.<text:tab/>Frameworks und Librarys<text:tab/>11</text:p>
          <text:p text:style-name="P16">2.6.1.<text:tab/>Das CakePHP Framework<text:tab/>11</text:p>
          <text:p text:style-name="P16">2.6.2.<text:tab/>Jquery Library<text:tab/>13</text:p>
          <text:p text:style-name="P18">3.<text:tab/>Softwareentwicklung<text:tab/>14</text:p>
          <text:p text:style-name="P17">3.1.<text:tab/>Vorgehensmodell<text:tab/>14</text:p>
          <text:p text:style-name="P17">3.2.<text:tab/>Modellierung des Softwaresystems<text:tab/>14</text:p>
          <text:p text:style-name="P17">3.3.<text:tab/>IT-Konzept<text:tab/>14</text:p>
          <text:p text:style-name="P17">3.4.<text:tab/>Softwarearchitektur<text:tab/>14</text:p>
          <text:p text:style-name="P17">3.5.<text:tab/>Benutzeroberfläche <text:tab/>15</text:p>
          <text:p text:style-name="P18">4.<text:tab/>Qualitätsmanagement<text:tab/>17</text:p>
          <text:p text:style-name="P17">4.1.<text:tab/>Begriffe der Qualitätssicherung<text:tab/>17</text:p>
          <text:p text:style-name="P17">4.2.<text:tab/>Administration der Software<text:tab/>17</text:p>
          <text:p text:style-name="P17">4.3.<text:tab/>Test<text:tab/>17</text:p>
          <text:p text:style-name="P16">4.3.1.<text:tab/>Warum wird getestet<text:tab/>17</text:p>
          <text:p text:style-name="P16">4.3.2.<text:tab/>Vorgehensweise beim testen<text:tab/>18</text:p>
          <text:p text:style-name="P16">4.3.3.<text:tab/>Was wird getestet<text:tab/>18</text:p>
          <text:p text:style-name="P16">4.3.4.<text:tab/>Wer testet?<text:tab/>18</text:p>
          <text:p text:style-name="P16">4.3.5.<text:tab/>Wann wird getestet?<text:tab/>19</text:p>
          <text:p text:style-name="P17">4.4.<text:tab/>Standards <text:tab/>19</text:p>
          <text:p text:style-name="P16">4.4.1.<text:tab/>Coding Standards <text:tab/>19</text:p>
          <text:p text:style-name="P16">4.4.2.<text:tab/>Formate <text:tab/>20</text:p>
          <text:p text:style-name="P17">4.5.<text:tab/>Modularisierung<text:tab/>20</text:p>
          <text:p text:style-name="P18">5.<text:tab/>Testing<text:tab/>21</text:p>
          <text:p text:style-name="P17">5.1.<text:tab/>Ziele<text:tab/>21</text:p>
          <text:p text:style-name="P17">5.2.<text:tab/>Planung <text:tab/>22</text:p>
          <text:p text:style-name="P17">5.3.<text:tab/>Hilfsinstrumentarien<text:tab/>23</text:p>
          <text:p text:style-name="P17">5.4.<text:tab/>Erzielte Resultate und Dokumentation<text:tab/>24</text:p>
          <text:p text:style-name="P18">6.<text:tab/>Weiterentwicklung<text:tab/>27</text:p>
          <text:p text:style-name="P17">6.1.<text:tab/>Fazit<text:tab/>27</text:p>
          <text:p text:style-name="P17">6.2.<text:tab/>Angebotssoftware<text:tab/>27</text:p>
          <text:p text:style-name="P16">6.2.1.<text:tab/>Vergleich Soll/Ist Zustand<text:tab/>27</text:p>
          <text:p text:style-name="P16">6.2.2.<text:tab/>Hinweise zur Weiterentwicklung<text:tab/>27</text:p>
          <text:p text:style-name="P17">6.3.<text:tab/>Mögliche Weiterentwicklungen<text:tab/>28</text:p>
          <text:p text:style-name="P16">6.3.1.<text:tab/>MDA / MDSD<text:tab/>28</text:p>
          <text:p text:style-name="P16">6.3.2.<text:tab/>Customer Relationship Management (CRM)<text:tab/>28</text:p>
          <text:p text:style-name="P16"><text:soft-page-break/>6.3.3.<text:tab/>Internationalisierung<text:tab/>28</text:p>
          <text:p text:style-name="P18">7.<text:tab/>Zusammenfassung<text:tab/>29</text:p>
          <text:p text:style-name="P18">8.<text:tab/>Anhang<text:tab/>30</text:p>
          <text:p text:style-name="P17">8.1.<text:tab/>Autorenverzeichnis<text:tab/>30</text:p>
          <text:p text:style-name="P17">8.2.<text:tab/>Quellenverzeichnis<text:tab/>30</text:p>
          <text:p text:style-name="P17">8.3.<text:tab/>Mit geltende Unterlagen<text:tab/>30</text:p>
          <text:p text:style-name="P17">8.4.<text:tab/>Abkürzungsverzeichnis<text:tab/>30</text:p>
        </text:index-body>
      </text:table-of-content>
      <text:p text:style-name="Standard"/>
      <text:p text:style-name="Standard"/>
      <text:p text:style-name="Standard"/>
      <text:p text:style-name="Standard"/>
      <text:h text:style-name="P26"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40521774"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4156032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41545408" text:continue-numbering="true" text:style-name="List_20_1">
        <text:list-item>
          <text:p text:style-name="P27">Wasserfallmodell</text:p>
        </text:list-item>
        <text:list-item>
          <text:p text:style-name="P27">Spiralmodell</text:p>
        </text:list-item>
        <text:list-item>
          <text:p text:style-name="P27">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40536683" text:style-name="Numbering_20_1">
        <text:list-item>
          <text:p text:style-name="P30">Festlegung der Ziele </text:p>
        </text:list-item>
        <text:list-item>
          <text:p text:style-name="P30">Analyse</text:p>
        </text:list-item>
        <text:list-item>
          <text:p text:style-name="P30">Realisierung und Überprüfung</text:p>
        </text:list-item>
        <text:list-item>
          <text:p text:style-name="P30">Planung des nächsten Zyklus</text:p>
          <text:p text:style-name="P31"/>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41544357" text:continue-list="list41545408"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1542027"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41551879"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9"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41538105"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9"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41540899"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1539739"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41535366"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41547008"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41542481" text:continue-numbering="true" text:style-name="List_20_1">
        <text:list-item>
          <text:p text:style-name="Textkörper_20_-_20_Aufzählung">Serverseitig: PHP</text:p>
        </text:list-item>
        <text:list-item>
          <text:p text:style-name="Textkörper_20_-_20_Aufzählung">Clientseitig: JavaScript</text:p>
          <text:p text:style-name="P28"/>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41534414"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41562360"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41536198"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körper_20_-_20_Fett">Ablauf eines HTTP Request:</text:p>
      <text:p text:style-name="P11"/>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6"> </text:span><text:a xlink:type="simple" xlink:href="http://www.rent-a-jet.de/flugzeuge/view/3"><text:span text:style-name="T7">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m bei Google, Dell und Microsoft im Einsatz und deshalb bereits sehr populär.</text:p>
      <text:p text:style-name="Textkörper_20_-_20_Fett">Jquery bietet folgende Funktionalitäten:</text:p>
      <text:list xml:id="list41546221"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41555336"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Text_20_body"><text:soft-page-break/></text:p>
      <text:p text:style-name="P19">Weitere Jquery Funktionen innerhalb des Rent-A-Jet Frontends:</text:p>
      <text:list xml:id="list41565080"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4"/>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41534221"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41548636"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41546805"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41565040"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40545700" text:style-name="L1">
        <text:list-item>
          <text:p text:style-name="P21">Anfrage seitens des Kundenanforderungen</text:p>
        </text:list-item>
        <text:list-item>
          <text:p text:style-name="P21">Finanzielles Angebot erstellen und verschicken</text:p>
        </text:list-item>
        <text:list-item>
          <text:p text:style-name="P21">Bei Vorliegen der Antwort</text:p>
          <text:list>
            <text:list-item>
              <text:p text:style-name="P21">Wenn Antwort positiv, Vertrag vorbereiten</text:p>
            </text:list-item>
            <text:list-item>
              <text:p text:style-name="P21">Wenn Antwort negativ, Gründe erfragen → dann Ende</text:p>
            </text:list-item>
          </text:list>
        </text:list-item>
      </text:list>
      <text:list xml:id="list40521630" text:style-name="L2">
        <text:list-item>
          <text:p text:style-name="P22">Wenn Vertrag unterschrieben zurück</text:p>
          <text:list>
            <text:list-item>
              <text:p text:style-name="P22">Flugzeug, Crew und Catering bereitstellen</text:p>
            </text:list-item>
            <text:list-item>
              <text:p text:style-name="P22">Rechnung erstellen und verschicken, Zahlung verfolgen</text:p>
            </text:list-item>
            <text:list-item>
              <text:p text:style-name="P22">Flug durchführen</text:p>
            </text:list-item>
            <text:list-item>
              <text:p text:style-name="P22">Kundenzufriedenheit erfragen und abspeichern</text:p>
            </text:list-item>
          </text:list>
        </text:list-item>
      </text:list>
      <text:p text:style-name="Textkörper_20_-_20_Fett">Workflow: Kostenverfolgung</text:p>
      <text:list xml:id="list40542960" text:style-name="L3">
        <text:list-item>
          <text:p text:style-name="P23">Zahlungseingang verfolgen</text:p>
        </text:list-item>
        <text:list-item>
          <text:p text:style-name="P23">Wenn nicht zum Termin</text:p>
          <text:list>
            <text:list-item>
              <text:p text:style-name="P23">Mahnwesen</text:p>
            </text:list-item>
          </text:list>
        </text:list-item>
      </text:list>
      <text:p text:style-name="Textkörper_20_-_20_Fett">Analysen:</text:p>
      <text:list xml:id="list40521260" text:style-name="L4">
        <text:list-item>
          <text:p text:style-name="P25">Kundenzufriedenheit analysieren</text:p>
        </text:list-item>
        <text:list-item>
          <text:p text:style-name="P25">Ablehnungsgründe der Angebote analysieren</text:p>
        </text:list-item>
        <text:list-item>
          <text:p text:style-name="P25">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41536416" text:continue-list="list41565040"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41564125"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8">Tester</text:span></text:p></draw:rect><draw:custom-shape draw:style-name="gr3" draw:text-style-name="P33" svg:width="4.218cm" svg:height="1.752cm" svg:x="3.91cm" svg:y="0.034cm"><text:p text:style-name="P32"><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8">Führe Test</text:span></text:p><text:p text:style-name="P32"><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8">Werte Test</text:span></text:p><text:p text:style-name="P32"><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40544792" text:style-name="L5">
        <text:list-item>
          <text:p text:style-name="P24">Planung – Worum geht es eigentlich?</text:p>
        </text:list-item>
        <text:list-item>
          <text:p text:style-name="P24">Durchführung – Wie wurde getestet?</text:p>
        </text:list-item>
        <text:list-item>
          <text:p text:style-name="P24">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41546099" text:continue-list="list41564125"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9">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9">Tester</text:span></text:p></draw:text-box></draw:frame></text:p>
      <text:p text:style-name="Text_20_body"><draw:custom-shape text:anchor-type="paragraph" draw:z-index="13" draw:style-name="gr8" draw:text-style-name="P34" svg:width="0.535cm" svg:height="3.315cm" draw:transform="rotate (-0.785398163398487) translate (6.64986111111111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9">Fehler</text:span></text:p><text:p text:style-name="P32"><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9">Entwickler</text:span></text:p></draw:text-box></draw:frame><draw:rect text:anchor-type="paragraph" draw:z-index="11" draw:style-name="gr6" draw:text-style-name="P37" svg:width="2.976cm" svg:height="1.489cm" svg:x="4.648cm" svg:y="0.407cm"><text:p text:style-name="P32"><text:span text:style-name="T9">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90033333333333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9">Rück-</text:span></text:p><text:p text:style-name="P32"><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9">Überprüfe</text:span></text:p><text:p text:style-name="P32"><text:span text:style-name="T9">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9">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
      <text:p text:style-name="Text_20_body"/>
      <text:p text:style-name="Text_20_body"/>
      <text:p text:style-name="Text_20_body"/>
      <text:p text:style-name="Text_20_body"/>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text:soft-page-break/>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2"><draw:image xlink:href="Pictures/100000000000022600000188A6FB6804.gif" xlink:type="simple" xlink:show="embed" xlink:actuate="onLoad"/></draw:frame>kt Rent-A-Jet</text:p>
      </style:header>
      <style:footer>
        <text:p text:style-name="MP2">Seite <text:page-number text:select-page="current">31</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7T21:44:24.26</dc:date>
    <meta:editing-duration>PT26H52M58S</meta:editing-duration>
    <meta:editing-cycles>322</meta:editing-cycles>
    <meta:generator>OpenOffice.org/3.0$Win32 OpenOffice.org_project/300m9$Build-9358</meta:generator>
    <dc:creator>Frederick Geist</dc:creator>
    <meta:document-statistic meta:table-count="4" meta:image-count="6" meta:object-count="0" meta:page-count="31" meta:paragraph-count="504" meta:word-count="7075" meta:character-count="55315"/>
    <meta:user-defined meta:name="Info 1"/>
    <meta:user-defined meta:name="Info 2"/>
    <meta:user-defined meta:name="Info 3"/>
    <meta:user-defined meta:name="Info 4"/>
  </office:meta>
</office:document-meta>
</file>